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 ExtraLight" svg:font-family="'Source Code Pro ExtraLight'" style:font-pitch="fixed"/>
    <style:font-face style:name="Source Code Pro ExtraLight1" svg:font-family="'Source Code Pro ExtraLight'" style:font-adornments="Light" style:font-pitch="fixed"/>
    <style:font-face style:name="sans-serif" svg:font-family="sans-serif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9pt" officeooo:rsid="00088638" officeooo:paragraph-rsid="0027eeaa" style:font-size-asian="9pt" style:font-size-complex="9pt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top="0cm" fo:margin-bottom="0.101cm" style:contextual-spacing="false"/>
      <style:text-properties style:font-name="Arial" fo:font-size="11pt" officeooo:rsid="0030f334" officeooo:paragraph-rsid="0030f334" style:font-size-asian="11pt" style:font-size-complex="11pt"/>
    </style:style>
    <style:style style:name="P4" style:family="paragraph" style:parent-style-name="Standard">
      <style:paragraph-properties fo:margin-top="0cm" fo:margin-bottom="0.101cm" style:contextual-spacing="false"/>
      <style:text-properties style:font-name="Arial" fo:font-size="11pt" officeooo:rsid="00314926" officeooo:paragraph-rsid="00314926" style:font-size-asian="11pt" style:font-size-complex="11pt"/>
    </style:style>
    <style:style style:name="P5" style:family="paragraph" style:parent-style-name="Standard">
      <style:paragraph-properties fo:margin-top="0cm" fo:margin-bottom="0.101cm" style:contextual-spacing="false"/>
      <style:text-properties style:font-name="Arial" fo:font-size="11pt" officeooo:rsid="00314926" officeooo:paragraph-rsid="0033ddcd" style:font-size-asian="11pt" style:font-size-complex="11pt"/>
    </style:style>
    <style:style style:name="P6" style:family="paragraph" style:parent-style-name="Standard">
      <style:paragraph-properties fo:margin-top="0cm" fo:margin-bottom="0.199cm" style:contextual-spacing="false"/>
      <style:text-properties style:font-name="Arial" fo:font-size="11pt" officeooo:rsid="00314926" officeooo:paragraph-rsid="00481e59" style:font-size-asian="11pt" style:font-size-complex="11pt"/>
    </style:style>
    <style:style style:name="P7" style:family="paragraph" style:parent-style-name="Standard">
      <style:paragraph-properties fo:margin-top="0cm" fo:margin-bottom="0.199cm" style:contextual-spacing="false"/>
      <style:text-properties style:font-name="Arial" fo:font-size="11pt" officeooo:rsid="00314926" officeooo:paragraph-rsid="006b3c0a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/>
      <style:text-properties style:font-name="Arial" fo:font-size="11pt" officeooo:rsid="00314926" officeooo:paragraph-rsid="006b3c0a" style:font-size-asian="11pt" style:font-size-complex="11pt"/>
    </style:style>
    <style:style style:name="P9" style:family="paragraph" style:parent-style-name="Standard">
      <style:paragraph-properties fo:margin-top="0cm" fo:margin-bottom="0.101cm" style:contextual-spacing="false"/>
      <style:text-properties style:font-name="Arial" fo:font-size="11pt" officeooo:rsid="00329142" officeooo:paragraph-rsid="00329142" style:font-size-asian="11pt" style:font-size-complex="11pt"/>
    </style:style>
    <style:style style:name="P10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Arial" fo:font-size="11pt" officeooo:rsid="00329142" officeooo:paragraph-rsid="00329142" style:font-size-asian="11pt" style:font-size-complex="11pt"/>
    </style:style>
    <style:style style:name="P11" style:family="paragraph" style:parent-style-name="Standard">
      <style:paragraph-properties fo:margin-top="0cm" fo:margin-bottom="0.101cm" style:contextual-spacing="false"/>
      <style:text-properties style:font-name="Arial" fo:font-size="11pt" officeooo:rsid="0033ddcd" officeooo:paragraph-rsid="0033ddcd" style:font-size-asian="11pt" style:font-size-complex="11pt"/>
    </style:style>
    <style:style style:name="P12" style:family="paragraph" style:parent-style-name="Standard">
      <style:paragraph-properties fo:margin-top="0cm" fo:margin-bottom="0.101cm" style:contextual-spacing="false"/>
      <style:text-properties style:font-name="Arial" fo:font-size="11pt" officeooo:rsid="0036b93b" officeooo:paragraph-rsid="0036b93b" style:font-size-asian="11pt" style:font-size-complex="11pt"/>
    </style:style>
    <style:style style:name="P13" style:family="paragraph" style:parent-style-name="Standard">
      <style:paragraph-properties fo:margin-top="0cm" fo:margin-bottom="0.101cm" style:contextual-spacing="false"/>
      <style:text-properties style:font-name="Arial" fo:font-size="11pt" officeooo:rsid="0037947b" officeooo:paragraph-rsid="0037947b" style:font-size-asian="11pt" style:font-size-complex="11pt"/>
    </style:style>
    <style:style style:name="P14" style:family="paragraph" style:parent-style-name="Standard">
      <style:paragraph-properties fo:margin-top="0cm" fo:margin-bottom="0.101cm" style:contextual-spacing="false"/>
      <style:text-properties style:font-name="Arial" fo:font-size="11pt" officeooo:rsid="0037bbbe" officeooo:paragraph-rsid="0037bbbe" style:font-size-asian="11pt" style:font-size-complex="11pt"/>
    </style:style>
    <style:style style:name="P15" style:family="paragraph" style:parent-style-name="Standard">
      <style:paragraph-properties fo:margin-top="0cm" fo:margin-bottom="0.199cm" style:contextual-spacing="false"/>
      <style:text-properties style:font-name="Arial" fo:font-size="11pt" officeooo:rsid="003ec2f3" officeooo:paragraph-rsid="00637bf6" style:font-size-asian="11pt" style:font-size-complex="11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199cm" style:contextual-spacing="false" fo:text-indent="0cm" style:auto-text-indent="false" style:page-number="auto" fo:background-color="transparent"/>
      <style:text-properties style:font-name="Arial" fo:font-size="11pt" fo:font-weight="bold" officeooo:rsid="0030f334" officeooo:paragraph-rsid="0030f334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top="0cm" fo:margin-bottom="0.199cm" style:contextual-spacing="false"/>
      <style:text-properties style:font-name="Arial" fo:font-size="11pt" fo:font-weight="bold" officeooo:rsid="0037bbbe" officeooo:paragraph-rsid="0037bbbe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top="0cm" fo:margin-bottom="0cm" style:contextual-spacing="false"/>
      <style:text-properties style:font-name="Arial" fo:font-size="11pt" fo:font-weight="normal" officeooo:rsid="0037bbbe" officeooo:paragraph-rsid="0037bbbe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top="0cm" fo:margin-bottom="0cm" style:contextual-spacing="false"/>
      <style:text-properties style:font-name="Arial" fo:font-size="11pt" fo:font-weight="normal" officeooo:rsid="003a68c7" officeooo:paragraph-rsid="003a68c7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top="0cm" fo:margin-bottom="0cm" style:contextual-spacing="false"/>
      <style:text-properties style:font-name="Arial" fo:font-size="11pt" fo:font-weight="normal" officeooo:rsid="004a5cd5" officeooo:paragraph-rsid="004a5cd5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top="0cm" fo:margin-bottom="0cm" style:contextual-spacing="false"/>
      <style:text-properties style:font-name="Arial" fo:font-size="11pt" fo:font-weight="normal" officeooo:rsid="00481e59" officeooo:paragraph-rsid="00481e59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top="0cm" fo:margin-bottom="0.199cm" style:contextual-spacing="false"/>
      <style:text-properties style:font-name="Arial" fo:font-size="13pt" fo:font-weight="bold" officeooo:rsid="0037947b" officeooo:paragraph-rsid="0037947b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cm" fo:margin-bottom="0.199cm" style:contextual-spacing="false"/>
      <style:text-properties style:font-name="Arial" fo:font-size="13pt" fo:font-weight="bold" officeooo:rsid="00329142" officeooo:paragraph-rsid="00329142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Source Code Pro ExtraLight" fo:font-size="10pt" officeooo:rsid="0030f334" officeooo:paragraph-rsid="0030f334" style:font-size-asian="10pt" style:font-size-complex="10pt"/>
    </style:style>
    <style:style style:name="P25" style:family="paragraph" style:parent-style-name="Standard">
      <style:paragraph-properties fo:margin-left="2.501cm" fo:margin-right="0cm" fo:margin-top="0cm" fo:margin-bottom="0.101cm" style:contextual-spacing="false" fo:text-indent="0cm" style:auto-text-indent="false"/>
      <style:text-properties style:font-name="Source Code Pro ExtraLight" fo:font-size="10pt" officeooo:rsid="00329142" officeooo:paragraph-rsid="00329142" style:font-size-asian="10pt" style:font-size-complex="10pt"/>
    </style:style>
    <style:style style:name="P26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Source Code Pro ExtraLight" fo:font-size="10pt" fo:font-style="italic" officeooo:rsid="0030f334" officeooo:paragraph-rsid="0030f334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Source Code Pro ExtraLight1" fo:font-size="10pt" officeooo:rsid="0033ddcd" officeooo:paragraph-rsid="0033ddcd" style:font-size-asian="10pt" style:font-size-complex="10pt"/>
    </style:style>
    <style:style style:name="P28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Source Code Pro ExtraLight1" fo:font-size="10pt" officeooo:rsid="0037bbbe" officeooo:paragraph-rsid="0037bbbe" style:font-size-asian="10pt" style:font-size-complex="10pt"/>
    </style:style>
    <style:style style:name="P29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Source Code Pro ExtraLight1" fo:font-size="10pt" officeooo:rsid="0033ddcd" officeooo:paragraph-rsid="0033ddcd" fo:background-color="transparent" style:font-size-asian="10pt" style:font-size-complex="10pt"/>
    </style:style>
    <style:style style:name="P30" style:family="paragraph" style:parent-style-name="Standard">
      <style:paragraph-properties fo:margin-top="0cm" fo:margin-bottom="0cm" style:contextual-spacing="false"/>
      <style:text-properties style:font-name="sans-serif" fo:font-size="11pt" fo:font-weight="normal" officeooo:rsid="003a68c7" officeooo:paragraph-rsid="003a68c7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officeooo:paragraph-rsid="00329142"/>
    </style:style>
    <style:style style:name="P32" style:family="paragraph" style:parent-style-name="Standard" style:list-style-name="L1">
      <style:paragraph-properties fo:margin-top="0cm" fo:margin-bottom="0cm" style:contextual-spacing="false"/>
      <style:text-properties style:font-name="Arial" fo:font-size="11pt" fo:font-weight="normal" officeooo:rsid="00329142" officeooo:paragraph-rsid="00481e59" style:font-size-asian="11pt" style:font-weight-asian="normal" style:font-size-complex="11pt" style:font-weight-complex="normal"/>
    </style:style>
    <style:style style:name="P33" style:family="paragraph" style:parent-style-name="Standard" style:list-style-name="L1">
      <style:paragraph-properties fo:margin-top="0cm" fo:margin-bottom="0cm" style:contextual-spacing="false"/>
      <style:text-properties style:font-name="Arial" fo:font-size="11pt" fo:font-weight="normal" officeooo:rsid="0037947b" officeooo:paragraph-rsid="00481e59" style:font-size-asian="11pt" style:font-weight-asian="normal" style:font-size-complex="11pt" style:font-weight-complex="normal"/>
    </style:style>
    <style:style style:name="P34" style:family="paragraph" style:parent-style-name="Standard" style:list-style-name="L1">
      <style:paragraph-properties fo:margin-top="0cm" fo:margin-bottom="0cm" style:contextual-spacing="false"/>
      <style:text-properties style:font-name="Arial" fo:font-size="11pt" fo:font-weight="normal" officeooo:rsid="003ec2f3" officeooo:paragraph-rsid="00481e59" style:font-size-asian="11pt" style:font-weight-asian="normal" style:font-size-complex="11pt" style:font-weight-complex="normal"/>
    </style:style>
    <style:style style:name="P35" style:family="paragraph" style:parent-style-name="Standard" style:list-style-name="L1">
      <style:paragraph-properties fo:margin-top="0cm" fo:margin-bottom="0cm" style:contextual-spacing="false"/>
      <style:text-properties style:font-name="Arial" fo:font-size="11pt" fo:font-weight="normal" officeooo:rsid="00314926" officeooo:paragraph-rsid="00481e59" style:font-size-asian="11pt" style:font-weight-asian="normal" style:font-size-complex="11pt" style:font-weight-complex="normal"/>
    </style:style>
    <style:style style:name="P36" style:family="paragraph" style:parent-style-name="Standard" style:list-style-name="L2">
      <style:paragraph-properties fo:margin-top="0cm" fo:margin-bottom="0cm" style:contextual-spacing="false"/>
      <style:text-properties style:font-name="Arial" fo:font-size="11pt" fo:font-weight="normal" officeooo:rsid="003a68c7" officeooo:paragraph-rsid="003a68c7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top="0cm" fo:margin-bottom="0.101cm" style:contextual-spacing="false"/>
      <style:text-properties style:font-name="Arial" fo:font-size="11pt" officeooo:rsid="00329142" officeooo:paragraph-rsid="00329142" style:font-size-asian="11pt" style:font-size-complex="11pt"/>
    </style:style>
    <style:style style:name="P38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Arial" fo:font-size="11pt" officeooo:rsid="00329142" officeooo:paragraph-rsid="00329142" style:font-size-asian="11pt" style:font-size-complex="11pt"/>
    </style:style>
    <style:style style:name="P39" style:family="paragraph" style:parent-style-name="Standard">
      <style:paragraph-properties fo:margin-top="0cm" fo:margin-bottom="0cm" style:contextual-spacing="false"/>
      <style:text-properties style:font-name="Arial" fo:font-size="11pt" officeooo:paragraph-rsid="003a68c7" style:font-size-asian="11pt" style:font-size-complex="11pt"/>
    </style:style>
    <style:style style:name="P40" style:family="paragraph" style:parent-style-name="Standard">
      <style:paragraph-properties fo:margin-top="0cm" fo:margin-bottom="0.101cm" style:contextual-spacing="false"/>
      <style:text-properties style:font-name="Arial" fo:font-size="11pt" officeooo:rsid="00314926" officeooo:paragraph-rsid="00314926" style:font-size-asian="11pt" style:font-size-complex="11pt"/>
    </style:style>
    <style:style style:name="P41" style:family="paragraph" style:parent-style-name="Standard">
      <style:paragraph-properties fo:margin-top="0cm" fo:margin-bottom="0.101cm" style:contextual-spacing="false"/>
      <style:text-properties style:font-name="Arial" fo:font-size="11pt" officeooo:rsid="00314926" officeooo:paragraph-rsid="00728f81" style:font-size-asian="11pt" style:font-size-complex="11pt"/>
    </style:style>
    <style:style style:name="P42" style:family="paragraph" style:parent-style-name="Standard">
      <style:paragraph-properties fo:margin-top="0cm" fo:margin-bottom="0.101cm" style:contextual-spacing="false"/>
      <style:text-properties style:font-name="Arial" fo:font-size="11pt" officeooo:rsid="00728f81" officeooo:paragraph-rsid="00728f81" style:font-size-asian="11pt" style:font-size-complex="11pt"/>
    </style:style>
    <style:style style:name="P43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fo:color="#000000" loext:opacity="100%" style:font-name="Source Code Pro ExtraLight1" fo:font-size="10pt" fo:font-weight="normal" officeooo:rsid="0037bbbe" officeooo:paragraph-rsid="0037bbb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fo:color="#000000" loext:opacity="100%" style:font-name="Source Code Pro ExtraLight1" fo:font-size="10pt" fo:font-weight="normal" officeooo:rsid="0037bbbe" officeooo:paragraph-rsid="004a5cd5" style:font-size-asian="10pt" style:font-weight-asian="normal" style:font-size-complex="10pt" style:font-weight-complex="normal"/>
    </style:style>
    <style:style style:name="T1" style:family="text">
      <style:text-properties officeooo:rsid="001017cc"/>
    </style:style>
    <style:style style:name="T2" style:family="text">
      <style:text-properties officeooo:rsid="0031492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14926" style:font-style-asian="italic" style:font-style-complex="italic"/>
    </style:style>
    <style:style style:name="T5" style:family="text">
      <style:text-properties fo:font-style="italic" officeooo:rsid="003a68c7" style:font-style-asian="italic" style:font-style-complex="italic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font-name="Source Code Pro ExtraLight" fo:font-size="10pt" style:font-size-asian="10pt" style:font-size-complex="10pt"/>
    </style:style>
    <style:style style:name="T8" style:family="text">
      <style:text-properties style:font-name="Source Code Pro ExtraLight" fo:font-size="10pt" officeooo:rsid="0070722a" style:font-size-asian="10pt" style:font-size-complex="10pt"/>
    </style:style>
    <style:style style:name="T9" style:family="text">
      <style:text-properties style:font-name="Source Code Pro ExtraLight" fo:font-size="10pt" officeooo:rsid="00728f81" style:font-size-asian="10pt" style:font-size-complex="10pt"/>
    </style:style>
    <style:style style:name="T10" style:family="text">
      <style:text-properties officeooo:rsid="00329142"/>
    </style:style>
    <style:style style:name="T11" style:family="text">
      <style:text-properties officeooo:rsid="0033ddcd"/>
    </style:style>
    <style:style style:name="T12" style:family="text">
      <style:text-properties officeooo:rsid="0036b93b"/>
    </style:style>
    <style:style style:name="T13" style:family="text">
      <style:text-properties officeooo:rsid="0037947b"/>
    </style:style>
    <style:style style:name="T14" style:family="text">
      <style:text-properties officeooo:rsid="003a68c7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481e59"/>
    </style:style>
    <style:style style:name="T17" style:family="text">
      <style:text-properties officeooo:rsid="004a5cd5"/>
    </style:style>
    <style:style style:name="T18" style:family="text">
      <style:text-properties officeooo:rsid="004dc634"/>
    </style:style>
    <style:style style:name="T19" style:family="text">
      <style:text-properties fo:font-size="13pt" fo:font-weight="bold" style:font-weight-asian="bold" style:font-weight-complex="bold"/>
    </style:style>
    <style:style style:name="T20" style:family="text">
      <style:text-properties fo:font-size="13pt" fo:font-weight="bold" officeooo:rsid="00481e59" style:font-weight-asian="bold" style:font-weight-complex="bold"/>
    </style:style>
    <style:style style:name="T21" style:family="text">
      <style:text-properties fo:font-size="13pt" fo:font-weight="bold" officeooo:rsid="00728f81" style:font-weight-asian="bold" style:font-weight-complex="bold"/>
    </style:style>
    <style:style style:name="T22" style:family="text">
      <style:text-properties officeooo:rsid="0069df09"/>
    </style:style>
    <style:style style:name="T23" style:family="text">
      <style:text-properties style:font-name="Arial" fo:font-size="11pt" officeooo:rsid="00329142" style:font-size-asian="11pt" style:font-size-complex="11pt"/>
    </style:style>
    <style:style style:name="T24" style:family="text">
      <style:text-properties style:font-name="Arial" fo:font-size="11pt" officeooo:rsid="0070722a" style:font-size-asian="11pt" style:font-size-complex="11pt"/>
    </style:style>
    <style:style style:name="T25" style:family="text">
      <style:text-properties officeooo:rsid="00728f8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6">Pré-requis / Environnement de déploiement</text:p>
      <text:p text:style-name="P3">- Service web Apache 2.4</text:p>
      <text:p text:style-name="P3">- Librairie PHP 8.2</text:p>
      <text:p text:style-name="P3">- Composer 2.6</text:p>
      <text:p text:style-name="P3">- Service de base de données MySQL 8.0</text:p>
      <text:p text:style-name="P3"/>
      <text:p text:style-name="P4">L’installation de cette procédure s’effectue sur un environnement Linux Fedora 38. Certain chemin et nom de fichier devront-être adapter si le déploiement se fait sur un Linux Debian/Ubuntu.</text:p>
      <text:p text:style-name="P4"/>
      <text:p text:style-name="P21"><text:span text:style-name="T6">Étapes du déploiement</text:span> :</text:p>
      <text:list text:style-name="L1">
        <text:list-item>
          <text:p text:style-name="P32">Copie des fichiers sources</text:p>
        </text:list-item>
        <text:list-item>
          <text:p text:style-name="P33">Configuration de l’application</text:p>
        </text:list-item>
        <text:list-item>
          <text:p text:style-name="P34">Préparation de l’application</text:p>
        </text:list-item>
        <text:list-item>
          <text:p text:style-name="P35">Configuration du serveur Web</text:p>
        </text:list-item>
      </text:list>
      <text:p text:style-name="P6"/>
      <text:p text:style-name="P23"><text:span text:style-name="T16">1. </text:span>Copie des fichiers sources</text:p>
      <text:p text:style-name="P9">Les sources de l’application sont disponibles sur le dépôt GitHub </text:p>
      <text:p text:style-name="P9"><text:a xlink:type="simple" xlink:href="https://github.com/oriswalft/Projet-AP3" text:style-name="Internet_20_link" text:visited-style-name="Visited_20_Internet_20_Link">https://github.com/oriswalft/Projet-AP3</text:a></text:p>
      <text:p text:style-name="P9"/>
      <text:p text:style-name="P9">Nous réalisons la copie via la procédure SSH.</text:p>
      <text:p text:style-name="P11">Pré-requis :</text:p>
      <text:p text:style-name="P10">Une clé doit-être au préalable créer sur le serveur et ajouter au compte GitHub gérant le dépôt.</text:p>
      <text:p text:style-name="P10">Rappel : création de la clé</text:p>
      <text:p text:style-name="P25">$ sudo ssh-keygen </text:p>
      <text:p text:style-name="P10">Répondre aux questions</text:p>
      <text:p text:style-name="P10"/>
      <text:p text:style-name="P31"><text:span text:style-name="T23">Puis récupérer la clé publique qui se trouve dans le fichier ‘/home/root/.ssh/id_rsa.pub’.</text:span><text:span text:style-name="T24"/></text:p>
      <text:p text:style-name="P10">La clé obtenu est ajouter au compte GitHub dans <text:span text:style-name="T11">le menu settings → SSH and GPG keys</text:span></text:p>
      <text:p text:style-name="P4"/>
      <text:p text:style-name="P5">- R<text:span text:style-name="T11">écupérer le lien SSH fourni sur le dépôt GitHub </text:span><text:span text:style-name="T10">dans </text:span><text:span text:style-name="T11">le menu Code → SSH</text:span></text:p>
      <text:p text:style-name="P4"><text:tab/><text:span text:style-name="T7">git@github.com:oriswalft/Projet-AP3.git</text:span></text:p>
      <text:p text:style-name="P11">- Puis se rendre sur le serveur de destination dans le répertoire <text:span text:style-name="T25">html</text:span></text:p>
      <text:p text:style-name="P29">$ cd /var/www/<text:span text:style-name="T25">html</text:span></text:p>
      <text:p text:style-name="P11">- Et exécuter la commande de clonage des sources</text:p>
      <text:p text:style-name="P27">$ sudo git clone git@github.com:oriswalft/Projet-AP3.git</text:p>
      <text:p text:style-name="P12">Le mot de passe entré lors de la création de la clé SSH sera demandé.</text:p>
      <text:p text:style-name="P4"/>
      <text:p text:style-name="P4">-- <text:span text:style-name="T12">Autre solution --</text:span></text:p>
      <text:p text:style-name="P12">Réaliser un téléchargement via SFTP et FileZilla.</text:p>
      <text:p text:style-name="P12"/>
      <text:p text:style-name="P22"><text:span text:style-name="T16">2. </text:span>Configuration de l’application</text:p>
      <text:p text:style-name="P13">Il est nécessaire de configurer le fichier .env de l’application qui se trouve dans le répertoire ‘/var/www/<text:span text:style-name="T25">htrml</text:span>’.</text:p>
      <text:p text:style-name="P14">- Éditer le fichier .env avec Nano</text:p>
      <text:p text:style-name="P28">$ sudo nano <text:span text:style-name="T13">/var/www/</text:span><text:span text:style-name="T25">html</text:span><text:span text:style-name="T13">/</text:span><text:span text:style-name="T25">projet-ap3</text:span><text:span text:style-name="T13">/.</text:span>env</text:p>
      <text:p text:style-name="P18"/>
      <text:p text:style-name="P17"><text:soft-page-break/><text:span text:style-name="T16">2.</text:span>1) <text:span text:style-name="T15">Configuration de l’accès à la base de données</text:span></text:p>
      <text:p text:style-name="P19">Il s’agit du paramètre DATABASE_URL qui <text:s/>a pour valeur une c<text:span text:style-name="T17">haîne </text:span>de connexion</text:p>
      <text:p text:style-name="P43">"mysql://<text:span text:style-name="T5">login </text:span><text:span text:style-name="T3">du compte</text:span>:<text:span text:style-name="T3">p</text:span><text:span text:style-name="T5">wd</text:span><text:span text:style-name="T3"> du compte</text:span>@<text:span text:style-name="T5">adresse du serveur</text:span>:3306/<text:span text:style-name="T3">nom d</text:span><text:span text:style-name="T5">u schéma</text:span><text:span text:style-name="T14">?</text:span>serverVersion=8.0.32&amp;charset=utf8mb4"</text:p>
      <text:p text:style-name="P19"/>
      <text:p text:style-name="P19">Remplacer :</text:p>
      <text:list text:style-name="L2">
        <text:list-item>
          <text:p text:style-name="P36">login du compte de service <text:span text:style-name="T18">d’accès à la base</text:span></text:p>
        </text:list-item>
        <text:list-item>
          <text:p text:style-name="P36">mot de passe du compte</text:p>
        </text:list-item>
        <text:list-item>
          <text:p text:style-name="P36">adresse IP ou nom du serveur <text:span text:style-name="T18">de base de données</text:span></text:p>
        </text:list-item>
        <text:list-item>
          <text:p text:style-name="P36">nom du schéma de données</text:p>
        </text:list-item>
      </text:list>
      <text:p text:style-name="P30">Vérifier et mettre en adéquation la version et le charset.</text:p>
      <text:p text:style-name="P19"/>
      <text:p text:style-name="P20">Exemple :</text:p>
      <text:p text:style-name="P44"><text:span text:style-name="T17">DATABASE_URL=</text:span>"mysql://<text:span text:style-name="T17">service-gc</text:span>:<text:span text:style-name="T17">df57!fg-DG</text:span>@<text:span text:style-name="T17">192.168.2</text:span><text:span text:style-name="T25">00</text:span><text:span text:style-name="T17">.</text:span><text:span text:style-name="T25">10</text:span>:3306/<text:span text:style-name="T25">projetap3</text:span><text:span text:style-name="T14">?</text:span>serverVersion=8.0.32&amp;charset=utf8mb4"</text:p>
      <text:p text:style-name="P39"/>
      <text:p text:style-name="P7"><text:span text:style-name="T21">3</text:span><text:span text:style-name="T20">. </text:span><text:span text:style-name="T19">Configuration du serveur Web</text:span></text:p>
      <text:p text:style-name="P8">(spécifique <text:span text:style-name="T22">Apache</text:span> Fedora)</text:p>
      <text:p text:style-name="P4">- se rendre dans le répertoire ‘/etc/<text:span text:style-name="T25">apache2</text:span>/<text:span text:style-name="T25">sites-availaible</text:span>/’</text:p>
      <text:p text:style-name="P4"><text:tab/><text:span text:style-name="T7">$ cd /etc/</text:span><text:span text:style-name="T9">apache2</text:span><text:span text:style-name="T7">/</text:span><text:span text:style-name="T9">sites-availaible/</text:span></text:p>
      <text:p text:style-name="P4">- Créer un fichier <text:span text:style-name="T25">projetap3.conf</text:span> qui contiendra la configuration pour notre site applicatif</text:p>
      <text:p text:style-name="P4"><text:tab/><text:span text:style-name="T7">$ </text:span><text:span text:style-name="T8">sudo </text:span><text:span text:style-name="T7">nano </text:span><text:span text:style-name="T9">projetap3.conf</text:span></text:p>
      <text:p text:style-name="P4">- <text:span text:style-name="T25">Ajouter la configuration du site dans les sites disponibles </text:span></text:p>
      <text:p text:style-name="P41"><text:tab/><text:span text:style-name="T7">$ </text:span><text:span text:style-name="T8">sudo </text:span><text:span text:style-name="T9">a2ensite projetap3.conf</text:span></text:p>
      <text:p text:style-name="P42">- Ou remplacer la configuration du site de base avec la notre </text:p>
      <text:p text:style-name="P4">- Copiez la configuration ci-dessous.</text:p>
      <text:p text:style-name="P24">&lt;VirtualHost *:80&gt;</text:p>
      <text:p text:style-name="P24"><text:span text:style-name="T3"># </text:span><text:span text:style-name="T4">ServerName à modifier selon le domaine d’application, ici:</text:span><text:span text:style-name="T2"> </text:span><text:span text:style-name="T25">www</text:span><text:span text:style-name="T2">.sio.local</text:span></text:p>
      <text:p text:style-name="P24">ServerName <text:span text:style-name="T25">www</text:span>.sio.local</text:p>
      <text:p text:style-name="P26"># Dossier contenant l’<text:span text:style-name="T10">application </text:span></text:p>
      <text:p text:style-name="P24">DocumentRoot /var/www/<text:span text:style-name="T25">html</text:span>/<text:span text:style-name="T25">projetap3</text:span>/public</text:p>
      <text:p text:style-name="P24">&lt;Directory /var/www/<text:span text:style-name="T25">html</text:span>/<text:span text:style-name="T25">projetap3</text:span>/public&gt;</text:p>
      <text:p text:style-name="P24">AllowOverride None</text:p>
      <text:p text:style-name="P24">Require all granted</text:p>
      <text:p text:style-name="P24">FallbackResource /index.php</text:p>
      <text:p text:style-name="P24">&lt;/Directory&gt;</text:p>
      <text:p text:style-name="P26"># jeu de caractères (UTF-8 par défaut)</text:p>
      <text:p text:style-name="P24">AddDefaultCharset ISO-8859-1</text:p>
      <text:p text:style-name="P24">&lt;/VirtualHo<text:span text:style-name="T2">st&gt;</text:span></text:p>
      <text:p text:style-name="P3"/>
      <text:p text:style-name="P1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 ExtraLight" svg:font-family="'Source Code Pro ExtraLight'" style:font-pitch="fixed"/>
    <style:font-face style:name="Source Code Pro ExtraLight1" svg:font-family="'Source Code Pro ExtraLight'" style:font-adornments="Light" style:font-pitch="fixed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9pt" officeooo:rsid="00088638" officeooo:paragraph-rsid="0027eeaa" style:font-size-asian="9pt" style:font-size-complex="9pt"/>
    </style:style>
    <style:style style:name="MT1" style:family="text">
      <style:text-properties officeooo:rsid="001017cc"/>
    </style:style>
    <style:page-layout style:name="Mpm1">
      <style:page-layout-properties fo:page-width="21.001cm" fo:page-height="29.7cm" style:num-format="1" style:print-orientation="portrait" fo:margin-top="2cm" fo:margin-bottom="0.6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38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Auteur : Clovis LEMPEREUR<text:tab/><text:span text:style-name="MT1">page </text:span><text:span text:style-name="MT1"><text:page-number text:select-page="current">1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1:18:40.857404824</meta:creation-date>
    <dc:date>2024-03-20T20:40:00.351000000</dc:date>
    <meta:editing-duration>PT15H44M58S</meta:editing-duration>
    <meta:editing-cycles>84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70" meta:word-count="455" meta:character-count="3128" meta:non-whitespace-character-count="2740"/>
  </office:meta>
</office:document-meta>
</file>